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5.454cm" style:rel-column-width="21024*"/>
    </style:style>
    <style:style style:name="Tableau1.B" style:family="table-column">
      <style:table-column-properties style:column-width="11.546cm" style:rel-column-width="4451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6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P7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8" style:family="paragraph" style:parent-style-name="Text_20_body">
      <style:text-properties style:font-name="Arial"/>
    </style:style>
    <style:style style:name="P9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_0" text:anchor-type="page" text:anchor-page-number="1" svg:x="12.502cm" svg:y="2.457cm" svg:width="5.528cm" svg:height="5.916cm" draw:z-index="0">
        <draw:image xlink:href="http://chittagongit.com/download/237519" xlink:type="simple" xlink:show="embed" xlink:actuate="onLoad"/>
      </draw:frame>
      <text:p text:style-name="P9"/>
      <text:h text:style-name="P7" text:outline-level="1"/>
      <text:h text:style-name="P7" text:outline-level="1">Planning ménage entrée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Responsable</text:p>
          </table:table-cell>
          <table:table-cell table:style-name="Tableau1.B1" office:value-type="string">
            <text:p text:style-name="P5">Ménage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B2" office:value-type="string">
            <text:p text:style-name="P3">dimanche, 16 juin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B2" office:value-type="string">
            <text:p text:style-name="P3">dimanche, 23 juin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B2" office:value-type="string">
            <text:p text:style-name="P3">dimanche, 30 juin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B2" office:value-type="string">
            <text:p text:style-name="P3">dimanche, 7 juillet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B2" office:value-type="string">
            <text:p text:style-name="P3">dimanche, 14 juillet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B2" office:value-type="string">
            <text:p text:style-name="P3">dimanche, 21 juillet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B2" office:value-type="string">
            <text:p text:style-name="P3">dimanche, 28 juillet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B2" office:value-type="string">
            <text:p text:style-name="P3">dimanche, 4 août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B2" office:value-type="string">
            <text:p text:style-name="P3">dimanche, 11 août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B2" office:value-type="string">
            <text:p text:style-name="P3">dimanche, 18 août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B2" office:value-type="string">
            <text:p text:style-name="P3">dimanche, 25 août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B2" office:value-type="string">
            <text:p text:style-name="P3">dimanche, 1 septembre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B2" office:value-type="string">
            <text:p text:style-name="P3">dimanche, 8 septembre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B2" office:value-type="string">
            <text:p text:style-name="P3">dimanche, 15 septembre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B2" office:value-type="string">
            <text:p text:style-name="P3">dimanche, 22 septembre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B2" office:value-type="string">
            <text:p text:style-name="P3">dimanche, 29 septembre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B2" office:value-type="string">
            <text:p text:style-name="P3">dimanche, 6 octobre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B2" office:value-type="string">
            <text:p text:style-name="P3">dimanche, 13 octobre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B2" office:value-type="string">
            <text:p text:style-name="P3">dimanche, 20 octobre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B2" office:value-type="string">
            <text:p text:style-name="P3">dimanche, 27 octobre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B2" office:value-type="string">
            <text:p text:style-name="P3">dimanche, 3 novembre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B2" office:value-type="string">
            <text:p text:style-name="P3">dimanche, 10 novembre</text:p>
          </table:table-cell>
        </table:table-row>
        <table:table-row>
          <table:table-cell table:style-name="Tableau1.A2" office:value-type="string">
            <text:p text:style-name="P2">Etage 3</text:p>
          </table:table-cell>
          <table:table-cell table:style-name="Tableau1.B2" office:value-type="string">
            <text:p text:style-name="P3">dimanche, 17 novembre</text:p>
          </table:table-cell>
        </table:table-row>
        <table:table-row>
          <table:table-cell table:style-name="Tableau1.A2" office:value-type="string">
            <text:p text:style-name="P2">Etage 2</text:p>
          </table:table-cell>
          <table:table-cell table:style-name="Tableau1.B2" office:value-type="string">
            <text:p text:style-name="P3">dimanche, 24 novembre</text:p>
          </table:table-cell>
        </table:table-row>
        <table:table-row>
          <table:table-cell table:style-name="Tableau1.A2" office:value-type="string">
            <text:p text:style-name="P2">Etage 1</text:p>
          </table:table-cell>
          <table:table-cell table:style-name="Tableau1.B2" office:value-type="string">
            <text:p text:style-name="P3">dimanche, 1 décembr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Zuger</meta:initial-creator>
    <meta:creation-date>2019-01-15T15:05:49</meta:creation-date>
    <dc:date>2019-06-12T15:23:17</dc:date>
    <dc:creator>Cédric Zuger</dc:creator>
    <meta:editing-duration>P1DT4H54M12S</meta:editing-duration>
    <meta:editing-cycles>21</meta:editing-cycles>
    <meta:generator>OpenOffice/4.1.6$Unix OpenOffice.org_project/416m1$Build-9790</meta:generator>
    <meta:document-statistic meta:table-count="1" meta:image-count="1" meta:object-count="0" meta:page-count="1" meta:paragraph-count="5" meta:word-count="7" meta:character-count="62"/>
  </office:meta>
</office:document-meta>
</file>